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ndara" svg:font-family="Candara" style:font-family-generic="swiss" style:font-pitch="variable" svg:panose-1="2 14 5 2 3 3 3 2 2 4"/>
    <style:font-face style:name="Franklin Gothic Medium" svg:font-family="Franklin Gothic Medium" style:font-family-generic="swiss" style:font-pitch="variable" svg:panose-1="2 11 6 3 2 1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Candara" fo:font-weight="bold" style:font-weight-asian="bold" style:font-weight-complex="bold" fo:color="#1C3687" fo:font-size="16pt" style:font-size-asian="16pt" style:font-size-complex="16pt"/>
    </style:style>
    <style:style style:name="P2" style:parent-style-name="Standard" style:family="paragraph">
      <style:text-properties style:font-name="Franklin Gothic Medium" fo:font-weight="bold" style:font-weight-asian="bold" style:font-weight-complex="bold" fo:font-size="16pt" style:font-size-asian="16pt" style:font-size-complex="16pt"/>
    </style:style>
    <style:style style:name="P3" style:parent-style-name="Standard" style:family="paragraph">
      <style:text-properties style:font-name="Franklin Gothic Medium"/>
    </style:style>
    <style:style style:name="P4" style:parent-style-name="Standard" style:family="paragraph">
      <style:text-properties style:font-name="Franklin Gothic Medium"/>
    </style:style>
    <style:style style:name="P5" style:parent-style-name="Standard" style:family="paragraph">
      <style:text-properties style:font-name="Franklin Gothic Medium" fo:font-weight="bold" style:font-weight-asian="bold" style:font-weight-complex="bold"/>
    </style:style>
    <style:style style:name="P6" style:parent-style-name="Standard" style:family="paragraph">
      <style:text-properties style:font-name="Franklin Gothic Medium"/>
    </style:style>
    <style:style style:name="P7" style:parent-style-name="Standard" style:family="paragraph">
      <style:text-properties style:font-name="Franklin Gothic Medium"/>
    </style:style>
    <style:style style:name="P8" style:parent-style-name="Standard" style:family="paragraph">
      <style:text-properties style:font-name="Franklin Gothic Medium"/>
    </style:style>
    <style:style style:name="T9" style:parent-style-name="Absatz-Standardschriftart" style:family="text">
      <style:text-properties style:font-name="Franklin Gothic Medium" fo:font-style="italic" style:font-style-asian="italic" style:font-style-complex="italic" fo:font-size="14pt" style:font-size-asian="14pt" style:font-size-complex="14pt"/>
    </style:style>
    <style:style style:name="T10" style:parent-style-name="Absatz-Standardschriftart" style:family="text">
      <style:text-properties style:font-name="Franklin Gothic Medium"/>
    </style:style>
    <style:style style:name="T11" style:parent-style-name="Absatz-Standardschriftart" style:family="text">
      <style:text-properties style:font-name="Franklin Gothic Medium"/>
    </style:style>
    <style:style style:name="T12" style:parent-style-name="Absatz-Standardschriftart" style:family="text">
      <style:text-properties style:font-name="Franklin Gothic Medium"/>
    </style:style>
    <style:style style:name="T13" style:parent-style-name="Absatz-Standardschriftart" style:family="text">
      <style:text-properties style:font-name="Franklin Gothic Medium"/>
    </style:style>
    <style:style style:name="T14" style:parent-style-name="Absatz-Standardschriftart" style:family="text">
      <style:text-properties style:font-name="Franklin Gothic Medium"/>
    </style:style>
    <style:style style:name="T15" style:parent-style-name="Absatz-Standardschriftart" style:family="text">
      <style:text-properties style:font-name="Franklin Gothic Medium"/>
    </style:style>
    <style:style style:name="T16" style:parent-style-name="Absatz-Standardschriftart" style:family="text">
      <style:text-properties style:font-name="Franklin Gothic Medium"/>
    </style:style>
    <style:style style:name="T17" style:parent-style-name="Absatz-Standardschriftart" style:family="text">
      <style:text-properties style:font-name="Franklin Gothic Medium"/>
    </style:style>
    <style:style style:name="P18" style:parent-style-name="Standard" style:family="paragraph">
      <style:text-properties style:font-name="Franklin Gothic Medium"/>
    </style:style>
    <style:style style:name="T19" style:parent-style-name="Absatz-Standardschriftart" style:family="text">
      <style:text-properties style:font-name="Franklin Gothic Medium" fo:font-style="italic" style:font-style-asian="italic" style:font-style-complex="italic" fo:font-size="14pt" style:font-size-asian="14pt" style:font-size-complex="14pt"/>
    </style:style>
    <style:style style:name="T20" style:parent-style-name="Absatz-Standardschriftart" style:family="text">
      <style:text-properties style:font-name="Franklin Gothic Medium"/>
    </style:style>
    <style:style style:name="T21" style:parent-style-name="Absatz-Standardschriftart" style:family="text">
      <style:text-properties style:font-name="Franklin Gothic Medium"/>
    </style:style>
    <style:style style:name="T22" style:parent-style-name="Absatz-Standardschriftart" style:family="text">
      <style:text-properties style:font-name="Franklin Gothic Medium"/>
    </style:style>
    <style:style style:name="T23" style:parent-style-name="Absatz-Standardschriftart" style:family="text">
      <style:text-properties style:font-name="Franklin Gothic Medium"/>
    </style:style>
    <style:style style:name="T24" style:parent-style-name="Absatz-Standardschriftart" style:family="text">
      <style:text-properties style:font-name="Franklin Gothic Medium"/>
    </style:style>
    <style:style style:name="T25" style:parent-style-name="Absatz-Standardschriftart" style:family="text">
      <style:text-properties style:font-name="Franklin Gothic Medium"/>
    </style:style>
    <style:style style:name="P26" style:parent-style-name="Standard" style:family="paragraph">
      <style:text-properties style:font-name="Franklin Gothic Medium" fo:font-size="14pt" style:font-size-asian="14pt" style:font-size-complex="14pt"/>
    </style:style>
    <style:style style:name="T27" style:parent-style-name="Absatz-Standardschriftart" style:family="text">
      <style:text-properties style:font-name="Franklin Gothic Medium" fo:font-weight="bold" style:font-weight-asian="bold" style:font-weight-complex="bold"/>
    </style:style>
    <style:style style:name="P28" style:parent-style-name="Standard" style:family="paragraph">
      <style:text-properties style:font-name="Franklin Gothic Medium" fo:font-size="14pt" style:font-size-asian="14pt" style:font-size-complex="14pt"/>
    </style:style>
    <style:style style:name="T29" style:parent-style-name="Absatz-Standardschriftart" style:family="text">
      <style:text-properties style:font-name="Franklin Gothic Medium"/>
    </style:style>
    <style:style style:name="T30" style:parent-style-name="Absatz-Standardschriftart" style:family="text">
      <style:text-properties style:font-name="Franklin Gothic Medium"/>
    </style:style>
    <style:style style:name="T31" style:parent-style-name="Absatz-Standardschriftart" style:family="text">
      <style:text-properties style:font-name="Franklin Gothic Medium"/>
    </style:style>
    <style:style style:name="P32" style:parent-style-name="Standard" style:family="paragraph">
      <style:text-properties style:font-name="Franklin Gothic Medium" fo:font-size="14pt" style:font-size-asian="14pt" style:font-size-complex="14pt"/>
    </style:style>
    <style:style style:name="T33" style:parent-style-name="Absatz-Standardschriftart" style:family="text">
      <style:text-properties style:font-name="Franklin Gothic Medium" fo:font-weight="bold" style:font-weight-asian="bold" style:font-weight-complex="bold"/>
    </style:style>
    <style:style style:name="P34" style:parent-style-name="Standard" style:family="paragraph">
      <style:text-properties style:font-name="Franklin Gothic Medium"/>
    </style:style>
    <style:style style:name="P35" style:parent-style-name="Standard" style:family="paragraph">
      <style:text-properties style:font-name="Franklin Gothic Medium"/>
    </style:style>
    <style:style style:name="P36" style:parent-style-name="Standard" style:family="paragraph">
      <style:text-properties style:font-name="Franklin Gothic Medium"/>
    </style:style>
    <style:style style:name="P37" style:parent-style-name="Standard" style:family="paragraph">
      <style:text-properties style:font-name="Franklin Gothic Medium" fo:font-weight="bold" style:font-weight-asian="bold" style:font-weight-complex="bold"/>
    </style:style>
    <style:style style:name="P38" style:parent-style-name="Standard" style:family="paragraph">
      <style:text-properties style:font-name="Franklin Gothic Medium" fo:font-weight="bold" style:font-weight-asian="bold" style:font-weight-complex="bold"/>
    </style:style>
    <style:style style:name="T39" style:parent-style-name="Absatz-Standardschriftart" style:family="text">
      <style:text-properties style:font-name="Franklin Gothic Medium"/>
    </style:style>
    <style:style style:name="T40" style:parent-style-name="Absatz-Standardschriftart" style:family="text">
      <style:text-properties style:font-name="Franklin Gothic Medium"/>
    </style:style>
    <style:style style:name="T41" style:parent-style-name="Absatz-Standardschriftart" style:family="text">
      <style:text-properties style:font-name="Franklin Gothic Medium"/>
    </style:style>
  </office:automatic-styles>
  <office:body>
    <office:text text:use-soft-page-breaks="true">
      <text:p text:style-name="P1">Koncebk<text:s/>– Barbershop</text:p>
      <text:p text:style-name="P2"/>
      <text:p text:style-name="P3">Der Barbershop ist ein hoch ersehntes und Seriöses Unternehmen, die Website soll den Sinn und das<text:s/>Niveau dem entsprechend widerspiegeln.</text:p>
      <text:p text:style-name="P4"/>
      <text:p text:style-name="P5">Gestaltungsraster</text:p>
      <text:p text:style-name="P6"/>
      <text:p text:style-name="P7">Die<text:s/>Website besteht aus zwei Teilen:</text:p>
      <text:p text:style-name="P8"/>
      <text:p text:style-name="Standard"><text:span text:style-name="T9">Die linke Hälfte</text:span><text:span text:style-name="T10">, die von ein</text:span><text:span text:style-name="T11">em</text:span><text:span text:style-name="T12"><text:s/>Foto gefüllt wird, dass<text:s/></text:span><text:span text:style-name="T13">den Inhalt</text:span><text:span text:style-name="T14"><text:s/>der individuellen Seite Illustriert, auf der sich der Nutzer befindet. Die Fotos, die auf jede Seite variieren, bleiben idealerweise im Rahmen der zuvor gew</text:span><text:span text:style-name="T15">ählten<text:s/></text:span><text:span text:style-name="T16">Farbpalette.</text:span><text:span text:style-name="T17"><text:s/>Darüber hinaus, werden die Fotos wahrscheinlich an Helligkeit reduziert werden, damit potentielle Texte darauf sichtbarer und leichter zu lesen sind. Diese „Banner“ fungieren als der Header der Website.</text:span></text:p>
      <text:p text:style-name="P18"/>
      <text:p text:style-name="Standard"><text:span text:style-name="T19">Die rechte Hälfte</text:span><text:span text:style-name="T20">, die den Eigen</text:span><text:span text:style-name="T21">tlichen Inhalt der Seite bergt, Die Section. Hier wird alle Achtung auf Optische Linien und genügend Weißraum gesetzt, damit die Seiten stets simpel Strukturiert bleiben, und sich der Nutzer auf den ersten Blick einfühlen kann. Jede Seite hat nur eine Hand</text:span><text:span text:style-name="T22">voll Informationen, die schnell vermittelt werden sollen. Zudem befindet sich Unterhalb dessen noch die der Footer, der die Navigation beinhaltet. Diese bleibt auf jeder Seite an genau der Stelle, dam</text:span><text:span text:style-name="T23">it man es nicht ständig suchen m</text:span><text:span text:style-name="T24">uss. Bewusst werde ich m</text:span><text:span text:style-name="T25">eine Seite nicht auf einer festen Größe vom Wrapper limitieren, ich kreiere eine Flexible Website, aber ich werde auch darauf achten, dass ich den Inhalt der 960x600 Regel gerecht anpassen werde.</text:span></text:p>
      <text:p text:style-name="P26"/>
      <text:p text:style-name="Standard"><text:span text:style-name="T27">Typographie</text:span></text:p>
      <text:p text:style-name="P28"/>
      <text:p text:style-name="Standard"><text:span text:style-name="T29">Die Website wird insgesamt nicht sehr<text:s/></text:span><text:span text:style-name="T30">Textlastig ausfallen. Doch wenn Text vorhanden ist, ist es frei von typographischen Sünden. Die Texte werden maximal 2 websichere Schriftarten haben. Die wenigen vorhandenen Fließtexte sind keine Romane, aber sie werden wenn nötig in Spalten segmentiert. A</text:span><text:span text:style-name="T31">ußerdem wird das Leading auf Schriftgröße angepasst, um bei einem angenehmen Layout zu bleiben. Verzichtet wird auf nicht linksbündige, kontrastarme Fließtexte, die am besten noch unter 10 Punkt sind.</text:span></text:p>
      <text:p text:style-name="P32"/>
      <text:p text:style-name="Standard"><text:span text:style-name="T33">Farben</text:span></text:p>
      <text:p text:style-name="P34"/>
      <text:p text:style-name="P35">Die Website hat eine begrenzte Anzahl an Farben. Die gewählte Palette beinhaltet viel Braun, ein natürlicher Ton, der für Gemütlichkeit und Wohlbefinden steht; oft in vintage Einrichtungen gesehen. Das trifft sich gut, weil Barbershop mit genau diesen Eigenschaften wirbt. Dazu ein Ähnliches Gelbton, oder ein komplementäres Türkis, was für Ruhe und Erholung steht. Die Palette wird im Kern der Website (auf der Rechten Div) nicht so oft genutzt, weil sie voraussichtlich nur für Akzente im Layout dienen werden. Der Rest wird Schwarz auf Weiß bleiben, um der angestrebten Lookbook-Ästhetik treu zu bleiben.</text:p>
      <text:p text:style-name="P36"/>
      <text:p text:style-name="P37">Bilder / Grafiken</text:p>
      <text:p text:style-name="P38"/>
      <text:p text:style-name="Standard"><text:span text:style-name="T39">Wie zuvor beschrieben, werden die Großen Banner der Linken Seite der Website darauf optimiert, um das Lesen von Text darauf zu erleichtern. Die Banner an sich werden eine sehr große<text:s/></text:span><text:span text:style-name="T40">Auflösung im Anspruch nehmen, grade weil sie die Hälfte der Seite decken werden. Zu den Bannern und Mitarbeiter Fotos werden aber noch Icons genutzt, um Texte hervorzuheben, und um die Barrierefreiheit für Nutzer, die der Sprache nicht mächtig sind, zu gew</text:span><text:span text:style-name="T41">ähr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ndara" svg:font-family="Candara" style:font-family-generic="swiss" style:font-pitch="variable" svg:panose-1="2 14 5 2 3 3 3 2 2 4"/>
    <style:font-face style:name="Franklin Gothic Medium" svg:font-family="Franklin Gothic Medium" style:font-family-generic="swiss" style:font-pitch="variable" svg:panose-1="2 11 6 3 2 1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iuliano Bosco</dc:creator>
    <meta:creation-date>2019-03-08T22:19:00Z</meta:creation-date>
    <dc:date>2019-03-13T08:56:00Z</dc:date>
    <meta:template xlink:href="Normal" xlink:type="simple"/>
    <meta:editing-cycles>6</meta:editing-cycles>
    <meta:editing-duration>PT0S</meta:editing-duration>
    <meta:document-statistic meta:page-count="1" meta:paragraph-count="5" meta:word-count="410" meta:character-count="2990" meta:row-count="21" meta:non-whitespace-character-count="2585"/>
  </office:meta>
</office:document-meta>
</file>